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71a6" officeooo:paragraph-rsid="000e71a6"/>
    </style:style>
    <style:style style:name="P2" style:family="paragraph" style:parent-style-name="Standard">
      <style:text-properties fo:font-size="18pt" fo:font-weight="bold" officeooo:rsid="000e71a6" officeooo:paragraph-rsid="000e71a6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0f9578" officeooo:paragraph-rsid="000f9578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119328" officeooo:paragraph-rsid="00119328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132340" officeooo:paragraph-rsid="00132340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14dee1" officeooo:paragraph-rsid="0014dee1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fo:font-weight="bold" officeooo:rsid="00173e41" officeooo:paragraph-rsid="00173e41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officeooo:rsid="001aca03" officeooo:paragraph-rsid="001aca03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fo:font-weight="bold" officeooo:rsid="000f9578" officeooo:paragraph-rsid="000f9578" style:font-size-asian="15.75pt" style:font-weight-asian="bold" style:font-size-complex="18pt" style:font-weight-complex="bold"/>
    </style:style>
    <style:style style:name="P10" style:family="paragraph" style:parent-style-name="Standard">
      <style:text-properties officeooo:rsid="000f9578" officeooo:paragraph-rsid="000f9578"/>
    </style:style>
    <style:style style:name="P11" style:family="paragraph" style:parent-style-name="Standard">
      <style:text-properties fo:font-size="12pt" fo:font-weight="normal" officeooo:rsid="000f9578" officeooo:paragraph-rsid="000f957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19328" officeooo:paragraph-rsid="00119328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32340" officeooo:paragraph-rsid="00132340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4dee1" officeooo:paragraph-rsid="0014dee1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73e41" officeooo:paragraph-rsid="00173e41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aca03" officeooo:paragraph-rsid="001aca03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c115f" officeooo:paragraph-rsid="001c115f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8pt" fo:font-weight="bold" officeooo:rsid="001c115f" officeooo:paragraph-rsid="001c115f" style:font-size-asian="18pt" style:font-weight-asian="bold" style:font-size-complex="18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re</text:p>
      <text:p text:style-name="P1"/>
      <text:p text:style-name="P1">heroCoreInit</text:p>
      <text:p text:style-name="P1">heroCoreStart</text:p>
      <text:p text:style-name="P1">heroCoreClose</text:p>
      <text:p text:style-name="P1">heroCoreGetDeltaTime</text:p>
      <text:p text:style-name="P1">heroCoreModuleSetCapacity</text:p>
      <text:p text:style-name="P1">heroCoreModuleAdd</text:p>
      <text:p text:style-name="P1">heroCoreModuleGet</text:p>
      <text:p text:style-name="P1">heroCoreModuleRemove</text:p>
      <text:p text:style-name="P1"/>
      <text:p text:style-name="P3">Window</text:p>
      <text:p text:style-name="P10"/>
      <text:p text:style-name="P10">heroWindowInit</text:p>
      <text:p text:style-name="P10">heroWindowDestroy</text:p>
      <text:p text:style-name="P10">heroWindowSetFullscreen</text:p>
      <text:p text:style-name="P10">heroWindowGetFullscreen</text:p>
      <text:p text:style-name="P10">heroWindowGetSize</text:p>
      <text:p text:style-name="P10">heroWindowGetSdlWindow</text:p>
      <text:p text:style-name="P10">heroWindowGetId</text:p>
      <text:p text:style-name="P10">heroWindowGetGlContext</text:p>
      <text:p text:style-name="P10">heroWindowHandleEvents</text:p>
      <text:p text:style-name="P10">heroWindowSetEvent</text:p>
      <text:p text:style-name="P10"/>
      <text:p text:style-name="P9">Event</text:p>
      <text:p text:style-name="P11"/>
      <text:p text:style-name="P11">heroEventInit</text:p>
      <text:p text:style-name="P11">heroEventUpdate</text:p>
      <text:p text:style-name="P11">heroEventDestroy</text:p>
      <text:p text:style-name="P11">heroEventAddWindow</text:p>
      <text:p text:style-name="P11">heroEventRemoveWindow</text:p>
      <text:p text:style-name="P11"/>
      <text:p text:style-name="P4">Input</text:p>
      <text:p text:style-name="P12"/>
      <text:p text:style-name="P12">heroInputInit</text:p>
      <text:p text:style-name="P12">heroInputUpdate</text:p>
      <text:p text:style-name="P12">heroInputDestroy</text:p>
      <text:p text:style-name="P12">heroInputKeyPressed</text:p>
      <text:p text:style-name="P12">heroInputKeyDown</text:p>
      <text:p text:style-name="P12">heroInputKeyUp</text:p>
      <text:p text:style-name="P12">heroInputMouseButtonPressed</text:p>
      <text:p text:style-name="P12">heroInputMouseButtonDown</text:p>
      <text:p text:style-name="P12">heroInputMouseButtonUp</text:p>
      <text:p text:style-name="P12">heroInputGetMousePosition</text:p>
      <text:p text:style-name="P12">heroInputSetMousePosition</text:p>
      <text:p text:style-name="P12"/>
      <text:p text:style-name="P5">Debug</text:p>
      <text:p text:style-name="P13"/>
      <text:p text:style-name="P13">glCheckError</text:p>
      <text:p text:style-name="P13">glShaderCheckError</text:p>
      <text:p text:style-name="P13"><text:soft-page-break/>glProgramCheckError</text:p>
      <text:p text:style-name="P13"/>
      <text:p text:style-name="P5">Font</text:p>
      <text:p text:style-name="P13"/>
      <text:p text:style-name="P13">heroFontLoad</text:p>
      <text:p text:style-name="P13">heroFontUnload</text:p>
      <text:p text:style-name="P13"/>
      <text:p text:style-name="P6">Texture</text:p>
      <text:p text:style-name="P14"/>
      <text:p text:style-name="P14">heroTextureLoad</text:p>
      <text:p text:style-name="P14">heroTextureUnload</text:p>
      <text:p text:style-name="P14">heroTextureBind</text:p>
      <text:p text:style-name="P14">heroTextureUnbind</text:p>
      <text:p text:style-name="P14">heroTextureFromText</text:p>
      <text:p text:style-name="P14">heroTextureConstruct</text:p>
      <text:p text:style-name="P14">heroTextureGetGlID</text:p>
      <text:p text:style-name="P14">heroTextureGetSize</text:p>
      <text:p text:style-name="P11"/>
      <text:p text:style-name="P7">Shader</text:p>
      <text:p text:style-name="P15"/>
      <text:p text:style-name="P15">heroShaderLoad</text:p>
      <text:p text:style-name="P15">heroShaderUnload</text:p>
      <text:p text:style-name="P15">heroShaderBind</text:p>
      <text:p text:style-name="P15">heroShaderGetUniformLocation</text:p>
      <text:p text:style-name="P15"/>
      <text:p text:style-name="P8">SpriteBatch</text:p>
      <text:p text:style-name="P16"/>
      <text:p text:style-name="P16">heroSpriteBatchInit</text:p>
      <text:p text:style-name="P16">heroSpriteBatchDestroy</text:p>
      <text:p text:style-name="P16">heroSpriteBatchBegin</text:p>
      <text:p text:style-name="P16">heroSpriteBatchEnd</text:p>
      <text:p text:style-name="P16">heroSpriteBatchDrawTexture</text:p>
      <text:p text:style-name="P16">heroSpriteBatchDrawTextureEx</text:p>
      <text:p text:style-name="P16"/>
      <text:p text:style-name="P18">Math</text:p>
      <text:p text:style-name="P17"/>
      <text:p text:style-name="P17">deg2rad</text:p>
      <text:p text:style-name="P17">rad2deg</text:p>
      <text:p text:style-name="P17">heroMathOrthographicMatrix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19:01:06.978058260</meta:creation-date>
    <dc:date>2021-09-15T22:37:23.916160759</dc:date>
    <meta:editing-duration>PT17M51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2" meta:paragraph-count="70" meta:word-count="70" meta:character-count="1145" meta:non-whitespace-character-count="1145"/>
  </office:meta>
</office:document-meta>
</file>